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Liberation Serif" fo:font-size="12pt" fo:font-weight="bold" officeooo:rsid="0005441b" officeooo:paragraph-rsid="0005441b" style:font-size-asian="12pt" style:font-weight-asian="bold" style:font-size-complex="12pt" style:font-weight-complex="bold"/>
    </style:style>
    <style:style style:name="P2" style:family="paragraph" style:parent-style-name="Standard">
      <style:text-properties style:font-name="Liberation Serif" fo:font-size="12pt" officeooo:rsid="0008fc9b" officeooo:paragraph-rsid="0008fc9b" style:font-size-asian="12pt" style:font-size-complex="12pt"/>
    </style:style>
    <style:style style:name="P3" style:family="paragraph" style:parent-style-name="Standard" style:list-style-name="L2">
      <style:text-properties style:font-name="Liberation Serif" fo:font-size="12pt" officeooo:rsid="0008fc9b" officeooo:paragraph-rsid="0008fc9b" style:font-size-asian="12pt" style:font-size-complex="12pt"/>
    </style:style>
    <style:style style:name="P4" style:family="paragraph" style:parent-style-name="Standard">
      <style:text-properties style:font-name="Liberation Serif" fo:font-size="12pt" officeooo:rsid="0005441b" officeooo:paragraph-rsid="0005441b" style:font-size-asian="12pt" style:font-size-complex="12pt"/>
    </style:style>
    <style:style style:name="P5" style:family="paragraph" style:parent-style-name="Standard">
      <style:text-properties style:font-name="Liberation Serif" fo:font-size="12pt" officeooo:rsid="000ba87b" officeooo:paragraph-rsid="000ba87b" style:font-size-asian="12pt" style:font-size-complex="12pt"/>
    </style:style>
    <style:style style:name="P6" style:family="paragraph" style:parent-style-name="Standard" style:list-style-name="L5">
      <style:text-properties style:font-name="Liberation Serif" fo:font-size="12pt" officeooo:rsid="000ba87b" officeooo:paragraph-rsid="000ba87b" style:font-size-asian="12pt" style:font-size-complex="12pt"/>
    </style:style>
    <style:style style:name="P7" style:family="paragraph" style:parent-style-name="Standard" style:list-style-name="L6">
      <style:text-properties style:font-name="Liberation Serif" fo:font-size="12pt" officeooo:rsid="000d2b10" officeooo:paragraph-rsid="000d2b10" style:font-size-asian="12pt" style:font-size-complex="12pt"/>
    </style:style>
    <style:style style:name="P8" style:family="paragraph" style:parent-style-name="Standard">
      <style:text-properties style:font-name="Liberation Serif" fo:font-size="12pt" officeooo:rsid="000d2b10" officeooo:paragraph-rsid="000d2b10" style:font-size-asian="12pt" style:font-size-complex="12pt"/>
    </style:style>
    <style:style style:name="P9" style:family="paragraph" style:parent-style-name="Standard" style:list-style-name="L7">
      <style:text-properties style:font-name="Liberation Serif" fo:font-size="12pt" officeooo:rsid="000d2b10" officeooo:paragraph-rsid="000d2b10" style:font-size-asian="12pt" style:font-size-complex="12pt"/>
    </style:style>
    <style:style style:name="P10" style:family="paragraph" style:parent-style-name="Standard" style:list-style-name="L7">
      <style:text-properties style:font-name="Liberation Serif" fo:font-size="12pt" officeooo:rsid="000db71f" officeooo:paragraph-rsid="000db71f" style:font-size-asian="12pt" style:font-size-complex="12pt"/>
    </style:style>
    <style:style style:name="P11" style:family="paragraph" style:parent-style-name="Text_20_body">
      <style:text-properties style:font-name="Liberation Serif" fo:font-size="12pt" officeooo:rsid="0005441b" officeooo:paragraph-rsid="0008fc9b" style:font-size-asian="12pt" style:font-size-complex="12pt"/>
    </style:style>
    <style:style style:name="P12" style:family="paragraph" style:parent-style-name="Text_20_body">
      <style:text-properties style:font-name="Liberation Serif" fo:font-size="12pt" officeooo:rsid="0005441b" officeooo:paragraph-rsid="000658cb" style:font-size-asian="12pt" style:font-size-complex="12pt"/>
    </style:style>
    <style:style style:name="P13" style:family="paragraph" style:parent-style-name="Text_20_body">
      <style:text-properties style:font-name="Liberation Serif" fo:font-size="12pt" officeooo:rsid="0005441b" officeooo:paragraph-rsid="0005441b" style:font-size-asian="12pt" style:font-size-complex="12pt"/>
    </style:style>
    <style:style style:name="P14" style:family="paragraph" style:parent-style-name="Text_20_body" style:list-style-name="L1">
      <style:text-properties style:font-name="Liberation Serif" fo:font-size="12pt" officeooo:paragraph-rsid="000658cb" style:font-size-asian="12pt" style:font-size-complex="12pt"/>
    </style:style>
    <style:style style:name="P15" style:family="paragraph" style:parent-style-name="Text_20_body" style:list-style-name="L3">
      <style:text-properties style:font-name="Liberation Serif" fo:font-size="12pt" officeooo:rsid="0008fc9b" officeooo:paragraph-rsid="0008fc9b" style:font-size-asian="12pt" style:font-size-complex="12pt"/>
    </style:style>
    <style:style style:name="P16" style:family="paragraph" style:parent-style-name="Text_20_body" style:list-style-name="L4">
      <style:text-properties style:font-name="Liberation Serif" fo:font-size="12pt" style:font-size-asian="12pt" style:font-size-complex="12pt"/>
    </style:style>
    <style:style style:name="P17" style:family="paragraph" style:parent-style-name="Text_20_body" style:list-style-name="L3">
      <style:paragraph-properties fo:margin-top="0in" fo:margin-bottom="0in" loext:contextual-spacing="false"/>
      <style:text-properties style:font-name="Liberation Serif" fo:font-size="12pt" style:font-size-asian="12pt" style:font-size-complex="12pt"/>
    </style:style>
    <style:style style:name="P18" style:family="paragraph" style:parent-style-name="Text_20_body" style:list-style-name="L3">
      <style:paragraph-properties fo:margin-top="0in" fo:margin-bottom="0in" loext:contextual-spacing="false"/>
      <style:text-properties style:font-name="Liberation Serif" fo:font-size="12pt" officeooo:paragraph-rsid="0008fc9b" style:font-size-asian="12pt" style:font-size-complex="12pt"/>
    </style:style>
    <style:style style:name="P19" style:family="paragraph" style:parent-style-name="Text_20_body">
      <style:paragraph-properties fo:margin-top="0in" fo:margin-bottom="0in" loext:contextual-spacing="false"/>
      <style:text-properties style:font-name="Liberation Serif" fo:font-size="12pt" officeooo:rsid="0008fc9b" officeooo:paragraph-rsid="0008fc9b" style:font-size-asian="12pt" style:font-size-complex="12pt"/>
    </style:style>
    <style:style style:name="P20" style:family="paragraph" style:parent-style-name="Text_20_body" style:list-style-name="L4">
      <style:paragraph-properties fo:margin-top="0in" fo:margin-bottom="0in" loext:contextual-spacing="false"/>
      <style:text-properties style:font-name="Liberation Serif" fo:font-size="12pt" style:font-size-asian="12pt" style:font-size-complex="12pt"/>
    </style:style>
    <style:style style:name="T1" style:family="text">
      <style:text-properties fo:font-variant="normal" fo:text-transform="none" fo:color="#000000" style:text-line-through-style="none" style:text-line-through-type="none" style:font-name="Helvetica"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Helvetica" fo:font-size="11pt" fo:font-style="normal" style:text-underline-style="none" fo:font-weight="normal" officeooo:rsid="00079099" style:text-blinking="false" fo:background-color="transparent" loext:char-shading-value="0"/>
    </style:style>
    <style:style style:name="T3" style:family="text">
      <style:text-properties fo:font-variant="normal" fo:text-transform="none" fo:color="#000000" style:text-line-through-style="none" style:text-line-through-type="none" style:font-name="Helvetica"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Helvetica" fo:font-style="normal" style:text-underline-style="none" fo:font-weight="normal" officeooo:rsid="00079099"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officeooo:rsid="00079099" style:text-blinking="false" fo:background-color="transparent" loext:char-shading-value="0"/>
    </style:style>
    <style:style style:name="T7" style:family="text">
      <style:text-properties style:font-name="Times New Roman"/>
    </style:style>
    <style:style style:name="T8" style:family="text">
      <style:text-properties style:font-name="Times New Roman" fo:font-size="12pt"/>
    </style:style>
    <style:style style:name="T9" style:family="text">
      <style:text-properties style:font-name="Times New Roman" fo:font-size="12pt" officeooo:rsid="0005441b"/>
    </style:style>
    <style:style style:name="T10" style:family="text">
      <style:text-properties style:font-name="Times New Roman" fo:font-size="12pt" officeooo:rsid="000658cb"/>
    </style:style>
    <style:style style:name="T11" style:family="text">
      <style:text-properties style:font-name="Times New Roman" fo:font-size="12pt" officeooo:rsid="00079099"/>
    </style:style>
    <style:style style:name="T12" style:family="text">
      <style:text-properties style:font-name="Times New Roman" officeooo:rsid="0005441b"/>
    </style:style>
    <style:style style:name="T13" style:family="text">
      <style:text-properties style:font-name="Times New Roman" officeooo:rsid="000658cb"/>
    </style:style>
    <style:style style:name="T14" style:family="text">
      <style:text-properties style:font-name="Times New Roman" officeooo:rsid="00079099"/>
    </style:style>
    <style:style style:name="T15" style:family="text">
      <style:text-properties fo:color="#000000"/>
    </style:style>
    <style:style style:name="T16" style:family="text">
      <style:text-properties fo:color="#000000" style:font-name="Times New Roman"/>
    </style:style>
    <style:style style:name="T17" style:family="text">
      <style:text-properties fo:color="#000000" style:font-name="Times New Roman" fo:font-size="12pt"/>
    </style:style>
    <style:style style:name="T18" style:family="text">
      <style:text-properties officeooo:rsid="00079099"/>
    </style:style>
    <style:style style:name="T19" style:family="text">
      <style:text-properties officeooo:rsid="0005441b"/>
    </style:style>
    <style:style style:name="T20" style:family="text">
      <style:text-properties officeooo:rsid="000658c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Perbedaan SCM, CRM dan SRM</text:p>
      <text:p text:style-name="P11"><text:line-break/>SCM (Supply Chain Management) adalah suatu konsep atau mekanisme untuk meningkatkan produktivitas total perusahaan dalam rantai pasokan melalui optimalisasi waktu, lokasi dan aliran kuantitas bahan. Dari sisi bisnis, SCM membantu mengelola rantai pasokan perusahaan dengan efisien karena Supply Chain Management bisa membantu perusahaan untuk mendapatkan produk pada tempat yang tepat, waktu yang tepat dan jumlah yang tepat. Selain itu SCM juga memperkirakan permintaan, mengendalikan persediaan dan meningkatkan jaringan hubungan antara perusahaan dengan pelanggan, pemasok, distributor dan mitra perusahaan. Ditinjau dari sisi sistem, SCM merupakan sistem lintas fungsi yang menggunakan teknologi informasi yang bertujuan untuk menciptakan jaringan yang cepat dan efisien.</text:p>
      <text:p text:style-name="P11"><text:span text:style-name="T15">CRM (Customer Relationship Management) merupakan strategi dan usaha untuk menjalin hubungan dengan pelanggan dan memberikan pelayanan yang memuaskan bagi pelanggan. CRM menyimpan informasi pelanggan dan merekam seluruh kontak yang terjadi antara pelanggan dan perusahaan, serta membuat profil pelanggan untuk staf perusahaan yang memerlukan informasi tentang pelanggan tersebut. Ditinjau dari sisi sistem, </text:span>CRM termasuk sistem teknologi informasi lintas fungsi yang mengintegrasikan proses-proses layanan pelanggan dalam penjualan, dan pemasaran. CRM juga mengintegrasikan proses ini dengan database operasi bisnis lainnya melalui web. Ditinjau dari sisi bisnis CRM memberikan kesempatan bagi perusahaan untuk bisa menjalin hubungan yang baik dengan para konsumennya.</text:p>
      <text:p text:style-name="P11">SRM (Supplier Relationship Management) adalah pendekatan komprehensif untuk mengelola interaksi suatu perusahaan dengan organisasi yang menyediakan barang dan jasa yang digunakannya. Ditinjau dari sisi bisnis, tujuan dari SRM adalah untuk merampingkan dan lebih mengefektifkan proses antara perusahaan dan pemasoknya misalnya dalam hal pemilihan supplier. Sedangkan ditinjau dari sisi sistem, SRM menghubungkan vendor ke master data SAP.</text:p>
      <text:p text:style-name="P12"/>
      <text:list xml:id="list1101502844" text:style-name="L1">
        <text:list-item>
          <text:p text:style-name="P14"><text:span text:style-name="T19">SCM memastikan bahwa bahan baku yang dibutuhkan telah terpenuhi, sementara CRM berinteraksi dengan pelanggan untuk memastikan mereka mendapatkan dukungan dan layanan yang mereka butuhkan. Sedangkan SRM itu sendiri berfungsi sebagai pengefektifan proses antara perusahaan dengan supplier.</text:span></text:p>
        </text:list-item>
        <text:list-item>
          <text:p text:style-name="P14">Ditinjau dari waktu pelaksanaannya, proses SCM dilakukan sebelum produk dilempar ke pasar, sedangkan CRM sesudah produk dilempar di pasar. <text:span text:style-name="T18">SRM mengelola interaksi dengan supplier.</text:span></text:p>
        </text:list-item>
        <text:list-item>
          <text:p text:style-name="P14">SCM menangani dan memilik relasi dengan vendor atau suplier sementara CRM fokus menangani pelanggan dan pelayanan pada mereka. <text:bookmark text:name="docs-internal-guid-05942ea7-223a-7b84-49f4-27e9e7abb800"/><text:span text:style-name="T5">SRM </text:span><text:span text:style-name="T6">meng</text:span><text:span text:style-name="T5">hubung</text:span><text:span text:style-name="T6">k</text:span><text:span text:style-name="T5">an antara customer dengan </text:span><text:span text:style-name="T6">supplier,</text:span><text:span text:style-name="T5"> tidak </text:span><text:span text:style-name="T6">dapat</text:span><text:span text:style-name="T5"> </text:span><text:span text:style-name="T6">dip</text:span><text:span text:style-name="T5">isah dan harus dikelola secara terkoordinasi di seluruh unit fungsional.</text:span></text:p>
        </text:list-item>
      </text:list>
      <text:p text:style-name="P12"/>
      <text:p text:style-name="P12"/>
      <text:p text:style-name="P1">2. kegiatan utama dari SCM, CRM dan SRM</text:p>
      <text:p text:style-name="P2"><text:soft-page-break/>a. kegiatan SCM</text:p>
      <text:list xml:id="list2781095338" text:style-name="L2">
        <text:list-item>
          <text:p text:style-name="P3">kegiatan merancang produk baru (product development )</text:p>
        </text:list-item>
        <text:list-item>
          <text:p text:style-name="P3">kegiatan mendapatkan bahan baku (procurement)</text:p>
        </text:list-item>
        <text:list-item>
          <text:p text:style-name="P3">kegiatan merencanakan produksi dan persediaan (planning and control)</text:p>
        </text:list-item>
        <text:list-item>
          <text:p text:style-name="P3">kegiatan melakukan produksi (production)</text:p>
        </text:list-item>
        <text:list-item>
          <text:p text:style-name="P3">kegiatan melakukan pengiriman (distribution)</text:p>
        </text:list-item>
      </text:list>
      <text:p text:style-name="P2">b.kegiatan CRM</text:p>
      <text:list xml:id="list532942608" text:style-name="L3">
        <text:list-item>
          <text:p text:style-name="P15">Membantu perusahaan dalam meningkatkan pelayanan yang lebih baik yang dapat diberikan kepada pelanggan </text:p>
        </text:list-item>
        <text:list-item>
          <text:p text:style-name="P18">Mengetahui kebutuhan konsumen pada masa yang akan datang </text:p>
        </text:list-item>
        <text:list-item>
          <text:p text:style-name="P17">Mendapatkan pelanggan baru </text:p>
        </text:list-item>
        <text:list-item>
          <text:p text:style-name="P17">Mengetahui perbaikan yang diperlukan oleh perusahaan dalam rangka memuaskan pelanggan </text:p>
        </text:list-item>
        <text:list-item>
          <text:p text:style-name="P18">Mampu menganalisa perilaku pelanggan </text:p>
        </text:list-item>
        <text:list-item>
          <text:p text:style-name="P18">Mengurangi biaya yang dikeluarkan dalam rangka mendapatkan pelanggan baru karena dengan CRM perusahaan dapat menahan pelanggan lama untuk tetap loyal pada perusahaan </text:p>
        </text:list-item>
      </text:list>
      <text:p text:style-name="P19">c. kegiatan SRM</text:p>
      <text:p text:style-name="P19">Membantu perusahaan dalam meningkatkan pelayanan yang lebih baik yang dapat diberikan kepada pelanggan </text:p>
      <text:list xml:id="list1315712699" text:style-name="L4">
        <text:list-item>
          <text:p text:style-name="P20">Mengetahui kebutuhan konsumen pada masa yang akan datang </text:p>
        </text:list-item>
        <text:list-item>
          <text:p text:style-name="P20">Mendapatkan pelanggan baru </text:p>
        </text:list-item>
        <text:list-item>
          <text:p text:style-name="P20">Mengetahui perbaikan yang diperlukan oleh perusahaan dalam rangka memuaskan pelanggan </text:p>
        </text:list-item>
        <text:list-item>
          <text:p text:style-name="P20">Mampu menganalisa perilaku pelanggan </text:p>
        </text:list-item>
        <text:list-item>
          <text:p text:style-name="P16">Mengurangi biaya yang dikeluarkan dalam rangka mendapatkan pelanggan baru karena dengan CRM perusahaan dapat menahan pelanggan lama untuk tetap loyal pada perusahaan </text:p>
        </text:list-item>
      </text:list>
      <text:p text:style-name="P2"/>
      <text:p text:style-name="P1">3. Apa itu ERP</text:p>
      <text:p text:style-name="P13">Enterprise Resource Planning (ERP) adalah sebuah aplikasi manajemen bisnis yang memudahkan pengelolaan bisnis secara terintegrasi. ERP mengintegrasikan berbagai sistem informasi di dalam perusahaan. ERP mampu menyediakan informasi secara real-time tentang proses bisnis inti perusahaan seperti produksi, order processing, dan inventory management. ERP memantau sumber daya perusahaan seperti uang, bahan mentah, kapasitas produksi, dan pegawai. ERP dipergunakan untuk mengelola status komitmen bisnis yang dibuat misalnya customer orders, purchase orders, and employee payroll. Dengan ERP data dapat dimasukkan ke dalam sistem dari berbagai departemen (manufacturing, purchasing, sales, accounting, dsb.) ERP mengelola data secara sentral sehingga hanya perlu sekali saja memasukkan data untuk selanjutnya dimanfaatkan oleh berbagai proses bisnis lainnya. ERP melancarkan arus informasi yang berjalan lintas fungsi di dalam organisasi sampai kepada hubungan dengan para stake holder di luar perusahaan.</text:p>
      <text:p text:style-name="P4"/>
      <text:p text:style-name="P1">4. Sebutkan software untuk software-software tersebut</text:p>
      <text:p text:style-name="P5">software SCM</text:p>
      <text:list xml:id="list639100201" text:style-name="L5">
        <text:list-item>
          <text:p text:style-name="P6">wise</text:p>
        </text:list-item>
        <text:list-item>
          <text:p text:style-name="P6">3PLink by Camelot 3PL</text:p>
        </text:list-item>
        <text:list-item>
          <text:p text:style-name="P6">3PL Warehouse Manager by 3PL Central</text:p>
        </text:list-item>
        <text:list-item>
          <text:p text:style-name="P6"><text:soft-page-break/>Infoplus</text:p>
        </text:list-item>
        <text:list-item>
          <text:p text:style-name="P6">U Route</text:p>
        </text:list-item>
      </text:list>
      <text:p text:style-name="P5"/>
      <text:p text:style-name="P5">software CRM</text:p>
      <text:list xml:id="list4180647558" text:style-name="L6">
        <text:list-item>
          <text:p text:style-name="P7">Pipedrive</text:p>
        </text:list-item>
        <text:list-item>
          <text:p text:style-name="P7">Zoho CRM</text:p>
        </text:list-item>
        <text:list-item>
          <text:p text:style-name="P7">ManageEngine SupportCenter Plus</text:p>
        </text:list-item>
        <text:list-item>
          <text:p text:style-name="P7">bpm’online CRM</text:p>
        </text:list-item>
        <text:list-item>
          <text:p text:style-name="P7">todo.vu</text:p>
        </text:list-item>
      </text:list>
      <text:p text:style-name="P8"/>
      <text:p text:style-name="P8">software SRM</text:p>
      <text:list xml:id="list1435406564" text:style-name="L7">
        <text:list-item>
          <text:p text:style-name="P9">Congan Novatus Contract Management</text:p>
        </text:list-item>
        <text:list-item>
          <text:p text:style-name="P9">ShipperEdge</text:p>
        </text:list-item>
        <text:list-item>
          <text:p text:style-name="P9">Slinghot Enterprise Business Suite</text:p>
        </text:list-item>
        <text:list-item>
          <text:p text:style-name="P9">Halo</text:p>
        </text:list-item>
        <text:list-item>
          <text:p text:style-name="P10">BP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06:40:00.298824373</meta:creation-date>
    <dc:date>2018-03-15T07:29:52.283076171</dc:date>
    <meta:editing-duration>PT43M25S</meta:editing-duration>
    <meta:editing-cycles>4</meta:editing-cycles>
    <meta:generator>LibreOffice/6.0.0.3$Linux_X86_64 LibreOffice_project/64a0f66915f38c6217de274f0aa8e15618924765</meta:generator>
    <meta:document-statistic meta:table-count="0" meta:image-count="0" meta:object-count="0" meta:page-count="3" meta:paragraph-count="49" meta:word-count="731" meta:character-count="5428" meta:non-whitespace-character-count="4767"/>
  </office:meta>
</office:document-meta>
</file>